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margin-left="9.022cm" fo:margin-right="0cm" fo:text-indent="0cm" style:auto-text-indent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ristophe Combelles<text:tab/><text:tab/><text:tab/><text:tab/><text:tab/><text:tab/><text:tab/>Paris, le 22 mai 2008</text:p>
      <text:p text:style-name="Standard">33 rue Saint Lambert</text:p>
      <text:p text:style-name="Standard">75015 Paris</text:p>
      <text:p text:style-name="Standard">01 42 500 627</text:p>
      <text:p text:style-name="Standard">06 08 955 845</text:p>
      <text:p text:style-name="Standard"/>
      <text:p text:style-name="Standard"/>
      <text:p text:style-name="Standard"><text:tab/><text:tab/><text:tab/><text:tab/>objet : inscription association AFPY au répertoire SIRENE</text:p>
      <text:p text:style-name="Standard"/>
      <text:p text:style-name="Standard"/>
      <text:p text:style-name="Standard"/>
      <text:p text:style-name="Standard"/>
      <text:p text:style-name="Standard"><text:tab/>Madame, Monsieur,</text:p>
      <text:p text:style-name="Standard"/>
      <text:p text:style-name="Standard"/>
      <text:p text:style-name="Standard">Je vous prie de bien vouloir inscrire au répertoire SIRENE l'association AFPY dont le siège social est précisé ci-dessous. Cette demande est motivée par la volonté d'obtenir des subventions, et de pouvoir réserver un nom de domaine en « .fr » au nom de l'association.</text:p>
      <text:p text:style-name="Standard"/>
      <text:p text:style-name="Standard">Association Francophone Python (AFPY)</text:p>
      <text:p text:style-name="Standard">chez M. Fernandez</text:p>
      <text:p text:style-name="Standard">13 rue Beccaria</text:p>
      <text:p text:style-name="Standard">75012 Paris</text:p>
      <text:p text:style-name="Standard"/>
      <text:p text:style-name="Standard">Ci-joint une copie des statuts, du récépissé de déclaration en préfecture, de l'extrait de parution au journal officiel, ainsi qu'une attestation que l'AFPY n'emploie pas de salarié.</text:p>
      <text:p text:style-name="Standard"/>
      <text:p text:style-name="Standard">Si possible, pour toute correspondance ou confirmation, je vous remercie d'utiliser mon adresse postale : <text:span text:style-name="T1">Christophe Combelles, 33 rue Saint Lambert, 75015 Paris</text:span></text:p>
      <text:p text:style-name="P2"/>
      <text:p text:style-name="Standard">Je vous prie de croire, Madame, Monsieur, en l'assurance de mes sentiments les meilleurs.</text:p>
      <text:p text:style-name="Standard"/>
      <text:p text:style-name="P1">Christophe Combelles</text:p>
      <text:p text:style-name="P1">vice-président AF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ccomb</meta:initial-creator>
    <meta:creation-date>2008-05-22T09:52:30</meta:creation-date>
    <dc:creator>ccomb</dc:creator>
    <dc:date>2008-05-22T11:55:13</dc:date>
    <meta:editing-cycles>4</meta:editing-cycles>
    <meta:editing-duration>PT12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155" meta:character-count="1002"/>
  </office:meta>
</office:document-meta>
</file>